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in.persis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eckin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.create( NodeState nodeState , Version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.getNewVer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in.Checkin( NodeState nodeState , Version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in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in.setNewVersionId( NodeId newVer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